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 style:master-page-name="">
      <style:paragraph-properties style:page-number="auto"/>
      <style:text-properties fo:font-size="1pt" style:font-size-asian="1pt" style:font-size-complex="1pt"/>
    </style:style>
    <style:style style:name="P2" style:family="paragraph" style:parent-style-name="Standard" style:master-page-name="">
      <style:paragraph-properties fo:line-height="150%" style:page-number="auto" style:writing-mode="page"/>
    </style:style>
    <style:style style:name="P3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4" style:family="paragraph" style:parent-style-name="Standard" style:list-style-name="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5" style:family="paragraph" style:parent-style-name="Standard" style:list-style-name="" style:master-page-name="">
      <style:paragraph-properties fo:line-height="150%" style:page-number="auto" style:writing-mode="page"/>
      <style:text-properties style:font-name="Arial" fo:font-size="14pt" officeooo:paragraph-rsid="0011878f" style:font-size-asian="14pt" style:font-size-complex="14pt"/>
    </style:style>
    <style:style style:name="P6" style:family="paragraph" style:parent-style-name="Standard" style:list-style-name="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7" style:family="paragraph" style:parent-style-name="Standard" style:list-style-name="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8" style:family="paragraph" style:parent-style-name="Standard" style:list-style-name="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9" style:family="paragraph" style:parent-style-name="Standard" style:list-style-name="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0" style:family="paragraph" style:parent-style-name="Standard" style:list-style-name="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1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1878f" style:font-size-asian="14pt" style:font-size-complex="14pt"/>
    </style:style>
    <style:style style:name="P12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26a00" style:font-size-asian="14pt" style:font-size-complex="14pt"/>
    </style:style>
    <style:style style:name="P13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paragraph-rsid="0012bfc1" style:font-size-asian="14pt" style:font-size-complex="14pt"/>
    </style:style>
    <style:style style:name="P14" style:family="paragraph" style:parent-style-name="Standard" style:master-page-name="">
      <style:paragraph-properties fo:line-height="150%" style:page-number="auto" style:writing-mode="page">
        <style:tab-stops>
          <style:tab-stop style:position="1.139cm"/>
          <style:tab-stop style:position="4.297cm"/>
          <style:tab-stop style:position="4.553cm" style:leader-style="solid" style:leader-text="_"/>
          <style:tab-stop style:position="5.697cm"/>
          <style:tab-stop style:position="6.854cm"/>
          <style:tab-stop style:position="7.999cm"/>
          <style:tab-stop style:position="9.133cm"/>
        </style:tab-stops>
      </style:paragraph-properties>
      <style:text-properties style:font-name="Arial" fo:font-size="14pt" style:font-size-asian="14pt" style:font-size-complex="14pt"/>
    </style:style>
    <style:style style:name="P15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16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>
        <style:tab-stops>
          <style:tab-stop style:position="1.559cm"/>
        </style:tab-stops>
      </style:paragraph-properties>
      <style:text-properties style:font-name="Arial" fo:font-size="14pt" style:font-size-asian="14pt" style:font-size-complex="14pt"/>
    </style:style>
    <style:style style:name="P17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officeooo:paragraph-rsid="0011878f" style:font-size-asian="14pt" style:font-size-complex="14pt"/>
    </style:style>
    <style:style style:name="P18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officeooo:paragraph-rsid="00126a00" style:font-size-asian="14pt" style:font-size-complex="14pt"/>
    </style:style>
    <style:style style:name="P19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officeooo:paragraph-rsid="0012bfc1" style:font-size-asian="14pt" style:font-size-complex="14pt"/>
    </style:style>
    <style:style style:name="P20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21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22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>
        <style:tab-stops>
          <style:tab-stop style:position="1.732cm"/>
        </style:tab-stops>
      </style:paragraph-properties>
      <style:text-properties style:font-name="Arial" fo:font-size="14pt" style:font-size-asian="14pt" style:font-size-complex="14pt"/>
    </style:style>
    <style:style style:name="P23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24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>
        <style:tab-stops>
          <style:tab-stop style:position="1.773cm"/>
        </style:tab-stops>
      </style:paragraph-properties>
      <style:text-properties style:font-name="Arial" fo:font-size="14pt" style:font-size-asian="14pt" style:font-size-complex="14pt"/>
    </style:style>
    <style:style style:name="P25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26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27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28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29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30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31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32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33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4pt" style:font-size-asian="14pt" style:font-size-complex="14pt"/>
    </style:style>
    <style:style style:name="P34" style:family="paragraph" style:parent-style-name="Standard">
      <style:paragraph-properties fo:margin-left="0cm" fo:margin-right="0cm" fo:line-height="150%" fo:text-indent="0.635cm" style:auto-text-indent="false" style:writing-mode="page"/>
      <style:text-properties style:font-name="Arial" fo:font-size="14pt" style:font-size-asian="14pt" style:font-size-complex="14pt"/>
    </style:style>
    <style:style style:name="P35" style:family="paragraph" style:parent-style-name="Standard">
      <style:paragraph-properties fo:margin-left="0cm" fo:margin-right="0cm" fo:line-height="150%" fo:text-indent="0.635cm" style:auto-text-indent="false" style:writing-mode="page">
        <style:tab-stops>
          <style:tab-stop style:position="1.559cm"/>
        </style:tab-stops>
      </style:paragraph-properties>
      <style:text-properties style:font-name="Arial" fo:font-size="14pt" style:font-size-asian="14pt" style:font-size-complex="14pt"/>
    </style:style>
    <style:style style:name="P36" style:family="paragraph" style:parent-style-name="Standard">
      <style:paragraph-properties fo:margin-left="0cm" fo:margin-right="0cm" fo:line-height="150%" fo:text-indent="0.635cm" style:auto-text-indent="false" style:writing-mode="page"/>
      <style:text-properties style:font-name="Arial" fo:font-size="14pt" officeooo:paragraph-rsid="0011878f" style:font-size-asian="14pt" style:font-size-complex="14pt"/>
    </style:style>
    <style:style style:name="P37" style:family="paragraph" style:parent-style-name="Standard">
      <style:paragraph-properties fo:margin-left="0cm" fo:margin-right="0cm" fo:line-height="150%" fo:text-indent="0.635cm" style:auto-text-indent="false" style:writing-mode="page"/>
      <style:text-properties style:font-name="Arial" fo:font-size="14pt" officeooo:paragraph-rsid="00126a00" style:font-size-asian="14pt" style:font-size-complex="14pt"/>
    </style:style>
    <style:style style:name="P38" style:family="paragraph" style:parent-style-name="Standard">
      <style:paragraph-properties fo:margin-left="0cm" fo:margin-right="0cm" fo:line-height="150%" fo:text-indent="0.635cm" style:auto-text-indent="false" style:writing-mode="page"/>
      <style:text-properties style:font-name="Arial" fo:font-size="14pt" officeooo:paragraph-rsid="0012bfc1" style:font-size-asian="14pt" style:font-size-complex="14pt"/>
    </style:style>
    <style:style style:name="P39" style:family="paragraph" style:parent-style-name="Standard" style:master-page-name="">
      <style:paragraph-properties fo:margin-left="0.635cm" fo:margin-right="0cm" fo:line-height="150%" fo:text-indent="-0.635cm" style:auto-text-indent="false" style:page-number="auto" style:writing-mode="page"/>
      <style:text-properties style:font-name="Arial" fo:font-size="14pt" style:font-size-asian="14pt" style:font-size-complex="14pt"/>
    </style:style>
    <style:style style:name="P40" style:family="paragraph" style:parent-style-name="Standard" style:master-page-name="">
      <style:paragraph-properties fo:margin-left="0.635cm" fo:margin-right="0cm" fo:line-height="150%" fo:text-indent="-0.635cm" style:auto-text-indent="false" style:page-number="auto" style:writing-mode="page"/>
      <style:text-properties style:font-name="Arial" fo:font-size="14pt" officeooo:paragraph-rsid="0011878f" style:font-size-asian="14pt" style:font-size-complex="14pt"/>
    </style:style>
    <style:style style:name="P41" style:family="paragraph" style:parent-style-name="Standard" style:master-page-name="">
      <style:paragraph-properties fo:margin-left="0.635cm" fo:margin-right="0cm" fo:line-height="150%" fo:text-indent="-0.635cm" style:auto-text-indent="false" style:page-number="auto" style:writing-mode="page"/>
      <style:text-properties style:font-name="Arial" fo:font-size="14pt" style:font-size-asian="14pt" style:font-size-complex="14pt"/>
    </style:style>
    <style:style style:name="P42" style:family="paragraph" style:parent-style-name="Standard" style:master-page-name="">
      <style:paragraph-properties fo:margin-left="0.635cm" fo:margin-right="0cm" fo:line-height="150%" fo:text-indent="-0.635cm" style:auto-text-indent="false" style:page-number="auto" style:writing-mode="page"/>
      <style:text-properties style:font-name="Arial" fo:font-size="14pt" style:font-size-asian="14pt" style:font-size-complex="14pt"/>
    </style:style>
    <style:style style:name="P43" style:family="paragraph" style:parent-style-name="Standard">
      <style:paragraph-properties fo:margin-left="0.635cm" fo:margin-right="0cm" fo:line-height="150%" fo:text-indent="-0.635cm" style:auto-text-indent="false" style:writing-mode="page"/>
      <style:text-properties style:font-name="Arial" fo:font-size="14pt" style:font-size-asian="14pt" style:font-size-complex="14pt"/>
    </style:style>
    <style:style style:name="P44" style:family="paragraph" style:parent-style-name="Standard">
      <style:paragraph-properties fo:margin-left="0.635cm" fo:margin-right="0cm" fo:line-height="150%" fo:text-indent="-0.635cm" style:auto-text-indent="false" style:writing-mode="page"/>
      <style:text-properties style:font-name="Arial" fo:font-size="14pt" officeooo:paragraph-rsid="0011878f" style:font-size-asian="14pt" style:font-size-complex="14pt"/>
    </style:style>
    <style:style style:name="P45" style:family="paragraph" style:parent-style-name="Standard">
      <style:paragraph-properties fo:margin-left="0.635cm" fo:margin-right="0cm" fo:line-height="150%" fo:text-indent="-0.635cm" style:auto-text-indent="false" style:writing-mode="page"/>
      <style:text-properties style:font-name="Arial" fo:font-size="14pt" officeooo:rsid="0011878f" officeooo:paragraph-rsid="0011878f" style:font-size-asian="14pt" style:font-size-complex="14pt"/>
    </style:style>
    <style:style style:name="P46" style:family="paragraph" style:parent-style-name="Standard" style:list-style-name="" style:master-page-name="PageStyle0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47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48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49" style:family="paragraph" style:parent-style-name="Standard">
      <style:paragraph-properties fo:line-height="150%" style:writing-mode="page"/>
      <style:text-properties style:font-name="Arial" fo:font-size="14pt" officeooo:rsid="00104b0c" officeooo:paragraph-rsid="00104b0c" style:font-size-asian="14pt" style:font-size-complex="14pt"/>
    </style:style>
    <style:style style:name="P50" style:family="paragraph" style:parent-style-name="Standard">
      <style:paragraph-properties fo:line-height="150%" style:writing-mode="page"/>
      <style:text-properties style:font-name="Arial" fo:font-size="14pt" style:font-size-asian="14pt" style:font-size-complex="14pt"/>
    </style:style>
    <style:style style:name="P51" style:family="paragraph" style:parent-style-name="Standard" style:list-style-name="">
      <style:paragraph-properties fo:line-height="150%" style:writing-mode="page"/>
      <style:text-properties style:font-name="Arial" fo:font-size="14pt" style:font-size-asian="14pt" style:font-size-complex="14pt"/>
    </style:style>
    <style:style style:name="P52" style:family="paragraph" style:parent-style-name="Standard" style:list-style-name="">
      <style:paragraph-properties fo:line-height="150%" style:writing-mode="page"/>
      <style:text-properties style:font-name="Arial" fo:font-size="14pt" officeooo:paragraph-rsid="0011878f" style:font-size-asian="14pt" style:font-size-complex="14pt"/>
    </style:style>
    <style:style style:name="P53" style:family="paragraph" style:parent-style-name="Standard" style:list-style-name="">
      <style:paragraph-properties fo:line-height="150%" style:writing-mode="page"/>
      <style:text-properties style:font-name="Arial" fo:font-size="14pt" style:font-size-asian="14pt" style:font-size-complex="14pt"/>
    </style:style>
    <style:style style:name="P54" style:family="paragraph" style:parent-style-name="Standard" style:list-style-name="">
      <style:paragraph-properties fo:line-height="150%" style:writing-mode="page"/>
      <style:text-properties style:font-name="Arial" fo:font-size="14pt" style:font-size-asian="14pt" style:font-size-complex="14pt"/>
    </style:style>
    <style:style style:name="P55" style:family="paragraph" style:parent-style-name="Standard" style:list-style-name="">
      <style:paragraph-properties fo:line-height="150%" style:writing-mode="page"/>
      <style:text-properties style:font-name="Arial" fo:font-size="14pt" style:font-size-asian="14pt" style:font-size-complex="14pt"/>
    </style:style>
    <style:style style:name="P56" style:family="paragraph" style:parent-style-name="Standard" style:list-style-name="">
      <style:paragraph-properties fo:line-height="150%" style:writing-mode="page"/>
      <style:text-properties style:font-name="Arial" fo:font-size="14pt" style:font-size-asian="14pt" style:font-size-complex="14pt"/>
    </style:style>
    <style:style style:name="P57" style:family="paragraph" style:parent-style-name="Standard" style:list-style-name="">
      <style:paragraph-properties fo:line-height="150%" style:writing-mode="page"/>
      <style:text-properties style:font-name="Arial" fo:font-size="14pt" style:font-size-asian="14pt" style:font-size-complex="14pt"/>
    </style:style>
    <style:style style:name="P58" style:family="paragraph" style:parent-style-name="Standard">
      <style:paragraph-properties fo:line-height="150%" style:writing-mode="page"/>
      <style:text-properties style:font-name="Arial" fo:font-size="14pt" officeooo:paragraph-rsid="0011878f" style:font-size-asian="14pt" style:font-size-complex="14pt"/>
    </style:style>
    <style:style style:name="P59" style:family="paragraph" style:parent-style-name="Standard">
      <style:paragraph-properties fo:line-height="150%" style:writing-mode="page"/>
      <style:text-properties style:font-name="Arial" fo:font-size="14pt" officeooo:paragraph-rsid="00126a00" style:font-size-asian="14pt" style:font-size-complex="14pt"/>
    </style:style>
    <style:style style:name="P60" style:family="paragraph" style:parent-style-name="Standard">
      <style:paragraph-properties fo:line-height="150%" style:writing-mode="page"/>
      <style:text-properties style:font-name="Arial" fo:font-size="14pt" officeooo:paragraph-rsid="0012bfc1" style:font-size-asian="14pt" style:font-size-complex="14pt"/>
    </style:style>
    <style:style style:name="P61" style:family="paragraph" style:parent-style-name="Standard">
      <style:paragraph-properties fo:line-height="150%" style:writing-mode="page"/>
      <style:text-properties style:font-name="Arial" fo:font-size="14pt" officeooo:rsid="0011878f" officeooo:paragraph-rsid="0011878f" style:font-size-asian="14pt" style:font-size-complex="14pt"/>
    </style:style>
    <style:style style:name="P62" style:family="paragraph" style:parent-style-name="Standard">
      <style:paragraph-properties fo:line-height="150%" style:writing-mode="page"/>
      <style:text-properties style:font-name="Arial" fo:font-size="14pt" officeooo:rsid="00126a00" officeooo:paragraph-rsid="00126a00" style:font-size-asian="14pt" style:font-size-complex="14pt"/>
    </style:style>
    <style:style style:name="P63" style:family="paragraph" style:parent-style-name="Standard">
      <style:paragraph-properties fo:line-height="150%" style:writing-mode="page"/>
      <style:text-properties style:font-name="Arial" fo:font-size="14pt" officeooo:rsid="0012bfc1" officeooo:paragraph-rsid="0012bfc1" style:font-size-asian="14pt" style:font-size-complex="14pt"/>
    </style:style>
    <style:style style:name="P64" style:family="paragraph" style:parent-style-name="Standard">
      <style:paragraph-properties fo:line-height="150%" style:writing-mode="page">
        <style:tab-stops>
          <style:tab-stop style:position="1.139cm"/>
          <style:tab-stop style:position="4.297cm"/>
          <style:tab-stop style:position="4.553cm" style:leader-style="solid" style:leader-text="_"/>
          <style:tab-stop style:position="5.697cm"/>
          <style:tab-stop style:position="6.854cm"/>
          <style:tab-stop style:position="7.999cm"/>
          <style:tab-stop style:position="9.133cm"/>
        </style:tab-stops>
      </style:paragraph-properties>
      <style:text-properties style:font-name="Arial" fo:font-size="14pt" officeooo:rsid="0012bfc1" officeooo:paragraph-rsid="0012bfc1" style:font-size-asian="14pt" style:font-size-complex="14pt"/>
    </style:style>
    <style:style style:name="P65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66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67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68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69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70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71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72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73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74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75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76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77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78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79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80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81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82" style:family="paragraph" style:parent-style-name="Standard" style:master-page-name="">
      <style:paragraph-properties fo:line-height="150%" style:page-number="auto" style:writing-mode="page">
        <style:tab-stops>
          <style:tab-stop style:position="1.087cm"/>
        </style:tab-stops>
      </style:paragraph-properties>
      <style:text-properties style:font-name="Arial" fo:font-size="14pt" style:font-size-asian="14pt" style:font-size-complex="14pt"/>
    </style:style>
    <style:style style:name="P83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84" style:family="paragraph" style:parent-style-name="Standard" style:list-style-name="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85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86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87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88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89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90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91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92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93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94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95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96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97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98" style:family="paragraph" style:parent-style-name="Standard" style:master-page-name="">
      <style:paragraph-properties fo:line-height="150%" style:page-number="auto" style:writing-mode="page">
        <style:tab-stops>
          <style:tab-stop style:position="0.931cm"/>
        </style:tab-stops>
      </style:paragraph-properties>
      <style:text-properties style:font-name="Arial" fo:font-size="14pt" style:font-size-asian="14pt" style:font-size-complex="14pt"/>
    </style:style>
    <style:style style:name="P99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00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01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02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03" style:family="paragraph" style:parent-style-name="Standard" style:master-page-name="">
      <style:paragraph-properties fo:line-height="150%" style:page-number="auto" style:writing-mode="page"/>
    </style:style>
    <style:style style:name="P104" style:family="paragraph" style:parent-style-name="Standard" style:master-page-name="">
      <style:paragraph-properties fo:line-height="150%" style:page-number="auto" style:writing-mode="page"/>
      <style:text-properties style:font-name="Arial" fo:font-size="14pt" style:font-size-asian="14pt" style:font-size-complex="14pt"/>
    </style:style>
    <style:style style:name="P105" style:family="paragraph" style:parent-style-name="Standard" style:master-page-name="">
      <style:paragraph-properties fo:line-height="150%" style:page-number="auto" style:writing-mode="page"/>
      <style:text-properties style:font-name="Arial" fo:font-size="14pt" officeooo:rsid="0012bfc1" officeooo:paragraph-rsid="0012bfc1" style:font-size-asian="14pt" style:font-size-complex="14pt"/>
    </style:style>
    <style:style style:name="T1" style:family="text">
      <style:text-properties officeooo:rsid="00104b0c"/>
    </style:style>
    <style:style style:name="T2" style:family="text">
      <style:text-properties style:font-name="Arial" fo:font-size="14pt" style:font-size-asian="14pt" style:font-size-complex="14pt"/>
    </style:style>
    <style:style style:name="T3" style:family="text">
      <style:text-properties officeooo:rsid="0011878f"/>
    </style:style>
    <style:style style:name="T4" style:family="text">
      <style:text-properties officeooo:rsid="00126a00"/>
    </style:style>
    <style:style style:name="T5" style:family="text">
      <style:text-properties officeooo:rsid="0012bfc1"/>
    </style:style>
    <style:style style:name="Sect1" style:family="section">
      <style:section-properties fo:margin-left="2.54cm" fo:margin-right="2.54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0">
        <text:h text:style-name="P46" text:outline-level="1"><text:span text:style-name="T1">Veršíky </text:span><text:bookmark-start text:name="bookmark0"/>na pohľadnice<text:bookmark-end text:name="bookmark0"/></text:h>
        <text:p text:style-name="P3">J. Gašpar<text:span text:style-name="T1">í</text:span>k Leštinský</text:p>
        <text:p text:style-name="P3"/>
        <text:p text:style-name="P49">Úvodné slovo</text:p>
        <text:p text:style-name="P50"/>
        <text:p text:style-name="P15">I u nás už od rokov dopisuje sa na poh<text:span text:style-name="T1">ľ</text:span>adniciac<text:span text:style-name="T1">h</text:span> a naše obecenstvo veľmi často hľadá knižočku, v ktorej by boly „veršíky na pohľadnice.“ V iných rečiach pestuje sa i takáto literatúra; no my Slováci takej kni­žočky dosiaľ nemáme a ani nikto neprichytil sa sostavi<text:span text:style-name="T1">ť</text:span> a vydať ju. Poneváč však naše obecenstvo stále ju hľadá, odhodlal som sa vyhovie<text:span text:style-name="T1">ť</text:span> jeho dávnej túžbe.</text:p>
        <text:p text:style-name="P15">A ke<text:span text:style-name="T1">ď</text:span> prichytil som sa urobiť prvý krok na tejto ceste, urobil som to samostatne; naschvál neriadil som sa podľa cudzích vzorov, ani neprekladal som cudzie verše, ale usiloval som sa i toto nádejné odvetvie našej literatúry — akže i toto možno lite­ratúrou nazvať — naraziť na pravú našskú cestu. Dľa môjho presvedčenia nám Slo­vákom ani na tomto poli netreba kradnúť a presádzať kvietky s cudzích polí, tým menej sbierať odpadky s cudzích smetísk; my máme dosť kvietkov na našom vlastnom slovenskom poli, my máme dosť myšlienok v našej vlastnej slovenskej hlave i dosť citu v našej vlastnej slovenskej duši. Práve preto i týchto niekoľko veršíkov napísal som v duchu našej vlastnej národnej piesne, a bude ma tešiť, keď v tomto samom duch<text:span text:style-name="T1">u</text:span> bude sa i ďalej pokračovať.</text:p>
        <text:p text:style-name="P22">V knižočke tejto nájde sa nejeden veršík, ktorý dá sa ku vhodnej príležitosti upotrebiť alebo premenením daktorého slovíčka pri­spôsobiť. Keby však niekto v nej pri tom <text:span text:style-name="T1">v</text:span>šetkom nenašiel pre svoju potrebu prime­raného veršíka, ten nech si otvorí niektorú sbierku slovenských piesní: tam nájde dosť primeraných veršíkov, vážnych i žartovných, ktoré dajú sa veľmi dobre upotrebiť.</text:p>
        <text:p text:style-name="P15"><text:soft-page-break/>A keď týmto knižočku túto vysielam na cestu, robím to s tým želaním, aby i ona poslúžila nie ku zkaze, ale k mravnému povzneseniu nášho slovenského ľudu.</text:p>
        <text:p text:style-name="P24"><text:span text:style-name="T1">V </text:span>Turč. S<text:span text:style-name="T1">v</text:span>. Martine, 25. nov. 1907.</text:p>
        <text:p text:style-name="P3">Pôvodca.</text:p>
        <text:p text:style-name="P3"/>
        <text:p text:style-name="P50">K tretiemu vydaniu.</text:p>
        <text:p text:style-name="P15"/>
        <text:p text:style-name="P34">Prvé vydanie tejto knižočky bolo vytlačené r. 1907 v 2000 výtiskoch. Druhé vydanie v 2000 výtiskoch vytlačilo sa r. 1910 a poneváč je už tiež rozpredané, napriek dnešnej drahote papieru, ktorý je už skoro v päťnásobnej cene, držím si za povinnosť vytlačiť i toto tretie vydanie a vysielam ho s tým samým že­laním do rúk nášho slovenského obecenstva.</text:p>
        <text:p text:style-name="P16"/>
        <text:p text:style-name="P35">V Turčianskom Sv. Martine, 21. júna <text:span text:style-name="T1">1</text:span>9<text:span text:style-name="T1">1</text:span>7.</text:p>
        <text:p text:style-name="P3"/>
        <text:p text:style-name="P50">Pôvodca.</text:p>
        <text:p text:style-name="P3"/>
        <text:h text:style-name="P5" text:outline-level="6"><text:bookmark-start text:name="bookmark3"/>Pozdravy.</text:h>
        <text:h text:style-name="P52" text:outline-level="6"/>
        <text:h text:style-name="P52" text:outline-level="6">1.<text:bookmark-end text:name="bookmark3"/></text:h>
        <text:p text:style-name="P11">Zaleť, lístok, zaleť</text:p>
        <text:p text:style-name="P58">za ker malinový,</text:p>
        <text:p text:style-name="P58">zanes vrelý pozdrav</text:p>
        <text:p text:style-name="P58">môjmu priateľovi.</text:p>
        <text:h text:style-name="P4" text:outline-level="5"/>
        <text:h text:style-name="P51" text:outline-level="5"><text:bookmark-start text:name="bookmark4"/>2.<text:bookmark-end text:name="bookmark4"/></text:h>
        <text:p text:style-name="P11">Zaleť, lístok, zaleť</text:p>
        <text:p text:style-name="P58"><text:soft-page-break/>do našej dediny,</text:p>
        <text:p text:style-name="P58">podrav mi tam,</text:p>
        <text:p text:style-name="P58">pozdrav môj poklad jediný.</text:p>
        <text:h text:style-name="P4" text:outline-level="5"/>
        <text:h text:style-name="P51" text:outline-level="5"><text:bookmark-start text:name="bookmark5"/>3.<text:bookmark-end text:name="bookmark5"/></text:h>
        <text:p text:style-name="P11">Zaleť, lístok, zaleť</text:p>
        <text:p text:style-name="P58">za štyri hori<text:span text:style-name="T3">č</text:span>ky,</text:p>
        <text:p text:style-name="P58">zanes Janíčkovi</text:p>
        <text:p text:style-name="P3">pozdrav od Aničky.</text:p>
        <text:p text:style-name="P3"/>
        <text:p text:style-name="P50">4.</text:p>
        <text:p text:style-name="P11">Zaleť, lístok, zaleť</text:p>
        <text:p text:style-name="P58">do tej zahradôčky,</text:p>
        <text:p text:style-name="P58">kde Anička trhá</text:p>
        <text:p text:style-name="P58">pre mňa <text:span text:style-name="T3">f</text:span>ijalôčky.</text:p>
        <text:p text:style-name="P3"/>
        <text:p text:style-name="P3">5.</text:p>
        <text:p text:style-name="P3">Zaleť, lístok, zaleť</text:p>
        <text:p text:style-name="P17">ta k tej milej c<text:span text:style-name="T3">h</text:span>yžke,</text:p>
        <text:p text:style-name="P36">zanes pozdravenie</text:p>
        <text:p text:style-name="P36">Podbrežných Mariške.</text:p>
        <text:p text:style-name="P3"/>
        <text:p text:style-name="P61">6.</text:p>
        <text:p text:style-name="P58">Zaleť, lístok, zaleť</text:p>
        <text:p text:style-name="P58">za horu zelenú,</text:p>
        <text:p text:style-name="P58">pozdrav mi tam, pozdrav</text:p>
        <text:p text:style-name="P58">tú moju Elenu.</text:p>
        <text:p text:style-name="P3"/>
        <text:p text:style-name="P50">7.</text:p>
        <text:p text:style-name="P11"><text:soft-page-break/>Zaleť, lístok, zaleť</text:p>
        <text:p text:style-name="P58">ta dolu, ta dolu,</text:p>
        <text:p text:style-name="P58">pozdrav mi tam, pozdrav</text:p>
        <text:p text:style-name="P58">moju drahú Oľu.</text:p>
        <text:p text:style-name="P3"/>
        <text:p text:style-name="P61">8.</text:p>
        <text:p text:style-name="P58">Zaleť, lístok, zaleť</text:p>
        <text:p text:style-name="P58">ta, za tú bráničku</text:p>
        <text:p text:style-name="P58">a pekne mi pozdrav</text:p>
        <text:p text:style-name="P58">tú moju Aničku.</text:p>
        <text:p text:style-name="P3"/>
        <text:p text:style-name="P50">9.</text:p>
        <text:p text:style-name="P11">Zaleť, lístok, zaleť</text:p>
        <text:p text:style-name="P58">v moju rodnú viesku,</text:p>
        <text:p text:style-name="P58">pozdrav mi tam, pozdrav</text:p>
        <text:p text:style-name="P58">tú moju Terezku.</text:p>
        <text:p text:style-name="P3"/>
        <text:p text:style-name="P50">10.</text:p>
        <text:p text:style-name="P11">Zaleť, lístok, zaleť</text:p>
        <text:p text:style-name="P58">do tej našej viesky,</text:p>
        <text:p text:style-name="P58">zanes Janíčkovi</text:p>
        <text:p text:style-name="P3">pozdrav od Terezky.</text:p>
        <text:p text:style-name="P3"/>
        <text:p text:style-name="P50"><text:bookmark-start text:name="bookmark6"/>11.<text:bookmark-end text:name="bookmark6"/></text:p>
        <text:p text:style-name="P11">Zaleť, lístok, zaleť</text:p>
        <text:p text:style-name="P58">ta, poniže mlyna,</text:p>
        <text:p text:style-name="P58">pozdrav mi to dievča,</text:p>
        <text:p text:style-name="P58">čo ma tak spomína.</text:p>
        <text:p text:style-name="P3"/>
        <text:p text:style-name="P61"><text:soft-page-break/>12.</text:p>
        <text:p text:style-name="P50">Zaleť, lístok, zaleť</text:p>
        <text:p text:style-name="P17">ku tej známej bránke,</text:p>
        <text:p text:style-name="P36">zanes pozdravenie</text:p>
        <text:p text:style-name="P36">tej mojej Zuzanke.</text:p>
        <text:p text:style-name="P3"/>
        <text:p text:style-name="P50">13.</text:p>
        <text:p text:style-name="P11">Zaleť, lístok, zaleť</text:p>
        <text:p text:style-name="P58">za to šíre more,</text:p>
        <text:p text:style-name="P58">pozdrav moju milú,</text:p>
        <text:p text:style-name="P58">čo plače v komore.</text:p>
        <text:p text:style-name="P3"/>
        <text:p text:style-name="P50">14.</text:p>
        <text:p text:style-name="P11">Zaleť, lístok, zaleť</text:p>
        <text:p text:style-name="P58">k tej našej záhradke,</text:p>
        <text:p text:style-name="P58">zanes vrelý pozdrav</text:p>
        <text:p text:style-name="P58">mojej drahej matke.</text:p>
        <text:p text:style-name="P3"/>
        <text:p text:style-name="P50">15.</text:p>
        <text:p text:style-name="P11">Zaleť, lístok, zaleť</text:p>
        <text:p text:style-name="P58">do rodnej dediny,</text:p>
        <text:p text:style-name="P58">pozdrav mi tam,</text:p>
        <text:p text:style-name="P58">pozdrav otcove šediny.</text:p>
        <text:p text:style-name="P3"/>
        <text:p text:style-name="P61">16.</text:p>
        <text:p text:style-name="P50">Zaleť, lístok, zaleť</text:p>
        <text:p text:style-name="P17">v ten diaľny svet nový,</text:p>
        <text:p text:style-name="P36">zanes vrelý pozdrav</text:p>
        <text:p text:style-name="P36">môjmu manželovi.</text:p>
        <text:p text:style-name="P3"><text:soft-page-break/></text:p>
        <text:p text:style-name="P50">17.</text:p>
        <text:p text:style-name="P11">Zaleť, lístok, zaleť</text:p>
        <text:p text:style-name="P58">ku nášmu okienku,</text:p>
        <text:p text:style-name="P58">pozdrav mi tam, pozdrav</text:p>
        <text:p text:style-name="P58">tú moju Marienku.</text:p>
        <text:p text:style-name="P3"/>
        <text:p text:style-name="P50">18.</text:p>
        <text:p text:style-name="P11">Zaleť, lístok, zaleť</text:p>
        <text:p text:style-name="P58">od Volgy ku Drienku</text:p>
        <text:p text:style-name="P58">a pekne mi pozdrav</text:p>
        <text:p text:style-name="P58">moju dra<text:span text:style-name="T3">hú</text:span> žienku.</text:p>
        <text:p text:style-name="P3"/>
        <text:p text:style-name="P61">19.</text:p>
        <text:p text:style-name="P58">Zaleť, lístok, zaleť</text:p>
        <text:p text:style-name="P58">na pravý breh Váhu</text:p>
        <text:p text:style-name="P58">pozdrav, mi tam pozdrav</text:p>
        <text:p text:style-name="P58">moju žienku drahú.</text:p>
        <text:p text:style-name="P3"/>
        <text:p text:style-name="P61">20.</text:p>
        <text:p text:style-name="P58">Zaleť, líst<text:span text:style-name="T3">o</text:span>k, zaleť</text:p>
        <text:p text:style-name="P58">pod ten hájik riedky,</text:p>
        <text:p text:style-name="P58">a pozdrav mi vrele</text:p>
        <text:p text:style-name="P58">moje drobné dietky.</text:p>
        <text:h text:style-name="P4" text:outline-level="6"/>
        <text:h text:style-name="P51" text:outline-level="6"><text:bookmark-start text:name="bookmark7"/>21.<text:bookmark-end text:name="bookmark7"/></text:h>
        <text:p text:style-name="P11">Zaleť, lístok, zaleť</text:p>
        <text:p text:style-name="P58">za tie naše vráta,</text:p>
        <text:p text:style-name="P58">a pekne mi pozdrav</text:p>
        <text:p text:style-name="P58"><text:soft-page-break/>sestričku i brata.</text:p>
        <text:p text:style-name="P3"/>
        <text:p text:style-name="P50">22.</text:p>
        <text:p text:style-name="P11">Zaleť, lístok, zaleť</text:p>
        <text:p text:style-name="P58">až hen do Portšestru,</text:p>
        <text:p text:style-name="P58">pozdrav mi tam pekne</text:p>
        <text:p text:style-name="P58">moju drahá sestru.</text:p>
        <text:p text:style-name="P3"/>
        <text:p text:style-name="P50">23.</text:p>
        <text:p text:style-name="P11">Zaleť, lístok, zaleť</text:p>
        <text:p text:style-name="P58">ta hor, ku Trenčínu,</text:p>
        <text:p text:style-name="P58">pozdrav mi tam moju</text:p>
        <text:p text:style-name="P58">slovenskú dievčinu.</text:p>
        <text:p text:style-name="P3"/>
        <text:p text:style-name="P61">24.</text:p>
        <text:p text:style-name="P58">Zaleť, lístok, zaleť</text:p>
        <text:p text:style-name="P58">ta, ku bre<text:span text:style-name="T3">h</text:span>u Hrona,</text:p>
        <text:p text:style-name="P58">kde moja mamička</text:p>
        <text:p text:style-name="P58">žalostí a stoná.</text:p>
        <text:p text:style-name="P3"/>
        <text:p text:style-name="P50">25.</text:p>
        <text:p text:style-name="P11">Zaleť, lístok, zaleť</text:p>
        <text:p text:style-name="P58">ta, na Dolný Hričov,</text:p>
        <text:p text:style-name="P58">pozdrav mi tam žienku</text:p>
        <text:p text:style-name="P58">i starých rodičov.</text:p>
        <text:p text:style-name="P58"/>
        <text:p text:style-name="P3">26.</text:p>
        <text:p text:style-name="P11">Zaleť, lístok, zaleť</text:p>
        <text:p text:style-name="P58">pod vysoké bralo,</text:p>
        <text:p text:style-name="P58"><text:soft-page-break/>pozdrav mi to dievča,</text:p>
        <text:p text:style-name="P58">čo ma rado malo.</text:p>
        <text:p text:style-name="P3"/>
        <text:p text:style-name="P50">27.</text:p>
        <text:p text:style-name="P11">Zaleť, lístok, zaleť</text:p>
        <text:p text:style-name="P58">za tie ťažké vráta,</text:p>
        <text:p text:style-name="P58">pozdrav mi a poteš</text:p>
        <text:p text:style-name="P58">môjho kamaráta.</text:p>
        <text:p text:style-name="P3"/>
        <text:p text:style-name="P61">28.</text:p>
        <text:p text:style-name="P3">Zaleť, lístok, zaleť</text:p>
        <text:p text:style-name="P17">ve<text:span text:style-name="T3">ď</text:span> vieš, kam máš letieť;</text:p>
        <text:p text:style-name="P36">ko<text:span text:style-name="T3">h</text:span>o máš pozdraviť,</text:p>
        <text:p text:style-name="P36">to tiež budeš vedieť.</text:p>
        <text:p text:style-name="P3"/>
        <text:p text:style-name="P50">29.</text:p>
        <text:p text:style-name="P11">Zaleť, lístok, zaleť</text:p>
        <text:p text:style-name="P58">ta, pod sňažn<text:span text:style-name="T3">é</text:span> Tatry,</text:p>
        <text:p text:style-name="P58">zanes vrelý pozdrav</text:p>
        <text:p text:style-name="P58">tým, ktorým on patrí.</text:p>
        <text:p text:style-name="P3"/>
        <text:p text:style-name="P50">30.</text:p>
        <text:p text:style-name="P11">Zaleť, lístok, zaleť</text:p>
        <text:p text:style-name="P58">v moju domovinu,</text:p>
        <text:p text:style-name="P58">pozdrav mi tam celú</text:p>
        <text:p text:style-name="P58">slovenskú rodinu.</text:p>
        <text:h text:style-name="P4" text:outline-level="2"/>
        <text:h text:style-name="P51" text:outline-level="2"/>
        <text:h text:style-name="P51" text:outline-level="2"><text:bookmark-start text:name="bookmark8"/>Dotazy<text:bookmark-end text:name="bookmark8"/>.</text:h>
        <text:p text:style-name="P3"><text:soft-page-break/><text:span text:style-name="T3">1</text:span>.</text:p>
        <text:p text:style-name="P11">Zahučaly <text:span text:style-name="T3">h</text:span>ory,</text:p>
        <text:p text:style-name="P58">zahučaly lesy:</text:p>
        <text:p text:style-name="P58">ozvi sa, šuhajko,</text:p>
        <text:p text:style-name="P58">ozviže sa! k<text:span text:style-name="T3">d</text:span>e si?</text:p>
        <text:p text:style-name="P3"/>
        <text:p text:style-name="P50">2.</text:p>
        <text:p text:style-name="P11">Zahučaly hory,</text:p>
        <text:p text:style-name="P58">zahučaly z tich<text:span text:style-name="T3">a</text:span>:</text:p>
        <text:p text:style-name="P58">či nečuješ devu,</text:p>
        <text:p text:style-name="P3">čo za tebou vzdychá?</text:p>
        <text:p text:style-name="P3"/>
        <text:p text:style-name="P50">3.</text:p>
        <text:p text:style-name="P39">Zahučaly hory,</text:p>
        <text:p text:style-name="P3"><text:bookmark-start text:name="bookmark9"/>a Ty predsa mlčíš<text:bookmark-end text:name="bookmark9"/>!</text:p>
        <text:p text:style-name="P40">čože ma tak trápiš,</text:p>
        <text:p text:style-name="P44">čože ma tak mučíš?</text:p>
        <text:p text:style-name="P39"/>
        <text:p text:style-name="P45">4.</text:p>
        <text:p text:style-name="P43">Zahučaly hory,</text:p>
        <text:p text:style-name="P17">srdcolomným hlasom:</text:p>
        <text:p text:style-name="P36">ak že som nie Tvoja,</text:p>
        <text:p text:style-name="P36">aspoň povedz, čia som?</text:p>
        <text:p text:style-name="P3"/>
        <text:p text:style-name="P61">5.</text:p>
        <text:p text:style-name="P11">Šuchoce vetríček</text:p>
        <text:p text:style-name="P58">po Vašom oblôčku,</text:p>
        <text:p text:style-name="P58">čo sa neukážeš</text:p>
        <text:p text:style-name="P15">aspoň na chvíľočku?</text:p>
        <text:h text:style-name="P4" text:outline-level="5"><text:soft-page-break/></text:h>
        <text:h text:style-name="P51" text:outline-level="5"><text:bookmark-start text:name="bookmark10"/>6.<text:bookmark-end text:name="bookmark10"/></text:h>
        <text:p text:style-name="P11">Veje vetrík, veje,</text:p>
        <text:p text:style-name="P58">veje vetrík tichý,</text:p>
        <text:p text:style-name="P58">či nečuješ, dievča,</text:p>
        <text:p text:style-name="P58">moje žiaľné vzdychy?</text:p>
        <text:p text:style-name="P3"/>
        <text:p text:style-name="P50">7.</text:p>
        <text:p text:style-name="P39">Duje vietor, duje —</text:p>
        <text:p text:style-name="P15">Ty sa neozývaš!</text:p>
        <text:p text:style-name="P40">Prečo tak ukrutne</text:p>
        <text:p text:style-name="P44">srdce mi rozrývaš?</text:p>
        <text:p text:style-name="P3"/>
        <text:p text:style-name="P50"><text:span text:style-name="T3">8</text:span>.</text:p>
        <text:p text:style-name="P11">Vysoko zornička:</text:p>
        <text:p text:style-name="P58">čo robíš, Anička?</text:p>
        <text:p text:style-name="P58">či ešte myslievaš</text:p>
        <text:p text:style-name="P58">na Tvojho Janíčka?</text:p>
        <text:p text:style-name="P3"/>
        <text:p text:style-name="P50">9.</text:p>
        <text:p text:style-name="P3">Šteboce vtáčatko</text:p>
        <text:p text:style-name="P17">v záhrade na kríčku:</text:p>
        <text:p text:style-name="P36">či myslíš, Janíčko,</text:p>
        <text:p text:style-name="P36">na Tvoju Aničku?</text:p>
        <text:p text:style-name="P3"/>
        <text:p text:style-name="P50">10.</text:p>
        <text:p text:style-name="P3">Vykvitla ružička</text:p>
        <text:p text:style-name="P3">na našom okienku:</text:p>
        <text:p text:style-name="P11">či myslíš, šuhajko,</text:p>
        <text:p text:style-name="P58"><text:soft-page-break/>na Tvoju Marienku?</text:p>
        <text:p text:style-name="P3"/>
        <text:p text:style-name="P50">11.</text:p>
        <text:p text:style-name="P11">Mesiačik sa díva</text:p>
        <text:p text:style-name="P58">na našu dolinku:</text:p>
        <text:p text:style-name="P58">či myslíš, šuhajko,</text:p>
        <text:p text:style-name="P58">na Tvoju Olinku?</text:p>
        <text:p text:style-name="P3"/>
        <text:p text:style-name="P61">12.</text:p>
        <text:p text:style-name="P58">Vychodí slniečko</text:p>
        <text:p text:style-name="P58">zpoza našej hory:</text:p>
        <text:p text:style-name="P58">čo Ti je, dievčatko?</text:p>
        <text:p text:style-name="P58">Snáď Ťa láska morí?</text:p>
        <text:p text:style-name="P3"/>
        <text:p text:style-name="P50">13.</text:p>
        <text:p text:style-name="P11">Vedľa nášho domu</text:p>
        <text:p text:style-name="P58">tečie potok mutný:</text:p>
        <text:p text:style-name="P58">prečo si, Janíčko,</text:p>
        <text:p text:style-name="P58">zase taký smutný?</text:p>
        <text:p text:style-name="P3"/>
        <text:p text:style-name="P50">14.</text:p>
        <text:p text:style-name="P11">Dolu dolinôčkou</text:p>
        <text:p text:style-name="P58">tečie voda mutná:</text:p>
        <text:p text:style-name="P58">povedz mi, Anička,</text:p>
        <text:p text:style-name="P58">čo si taká smutná?</text:p>
        <text:p text:style-name="P3"/>
        <text:p text:style-name="P50">15.</text:p>
        <text:p text:style-name="P11">Pred kostolom lipka</text:p>
        <text:p text:style-name="P58">milou vôňou dýše:</text:p>
        <text:p text:style-name="P58"><text:soft-page-break/>čože mi môj milý</text:p>
        <text:p text:style-name="P58">tak dlho nepíše?</text:p>
        <text:p text:style-name="P3"/>
        <text:p text:style-name="P61">16.</text:p>
        <text:p text:style-name="P3">Vykvitla fijalka</text:p>
        <text:p text:style-name="P17">v našej záhradôčke:</text:p>
        <text:p text:style-name="P36">čo nepíšeš, milý,</text:p>
        <text:p text:style-name="P15">Tvojej Olinôčke?</text:p>
        <text:p text:style-name="P3"/>
        <text:p text:style-name="P50">17.</text:p>
        <text:p text:style-name="P3">Hájiček zelený,</text:p>
        <text:p text:style-name="P17">čo tak tíško stojíš?</text:p>
        <text:p text:style-name="P36">čo nepíšeš, milý,</text:p>
        <text:p text:style-name="P36">či sa asná<text:span text:style-name="T3">ď</text:span> bojíš?</text:p>
        <text:p text:style-name="P3"/>
        <text:p text:style-name="P50">18.</text:p>
        <text:p text:style-name="P3">Leto, milé leto,</text:p>
        <text:p text:style-name="P17">kdeže sa podievaš?</text:p>
        <text:p text:style-name="P36">môj milý šuhajko,</text:p>
        <text:p text:style-name="P15">čo k nám nechodievaš?</text:p>
        <text:p text:style-name="P3"/>
        <text:p text:style-name="P50">19.</text:p>
        <text:p text:style-name="P82"/>
        <text:p text:style-name="P12">Horička zelená,</text:p>
        <text:p text:style-name="P59">kedy sa pozlátiš?</text:p>
        <text:p text:style-name="P59">šuhajko môj milý,</text:p>
        <text:p text:style-name="P59">kedy sa mi vrátiš?</text:p>
        <text:p text:style-name="P3"/>
        <text:p text:style-name="P62">20.</text:p>
        <text:p text:style-name="P50"><text:soft-page-break/>Padá lísťa, padá</text:p>
        <text:p text:style-name="P12">s našich milých stromov</text:p>
        <text:p text:style-name="P59">kedyže šuhajko,</text:p>
        <text:p text:style-name="P15">kedy prídeš domov?</text:p>
        <text:h text:style-name="P4" text:outline-level="6"/>
        <text:h text:style-name="P51" text:outline-level="6"><text:bookmark-start text:name="bookmark11"/>21.<text:bookmark-end text:name="bookmark11"/></text:h>
        <text:p text:style-name="P3">Rozvíja sa lipka</text:p>
        <text:p text:style-name="P18">v prostred nášho dvora:</text:p>
        <text:p text:style-name="P37">kedy sa mi vrátiš</text:p>
        <text:p text:style-name="P37">zpoza toho mora?</text:p>
        <text:p text:style-name="P3"/>
        <text:p text:style-name="P50">22.</text:p>
        <text:p text:style-name="P12">Zaspievalo vtáča</text:p>
        <text:p text:style-name="P59">na zelenom bučku:</text:p>
        <text:p text:style-name="P59">kedy mi, dievčatko,</text:p>
        <text:p text:style-name="P59">kedy podáš rúčku?</text:p>
        <text:p text:style-name="P3"/>
        <text:p text:style-name="P50">23.</text:p>
        <text:p text:style-name="P12">Vychodí zornička,</text:p>
        <text:p text:style-name="P59">skoro bude svitať:</text:p>
        <text:p text:style-name="P59">kedy Ťa, dievčatko,</text:p>
        <text:p text:style-name="P59">kedy Ťa prísť pýtať?</text:p>
        <text:p text:style-name="P3"/>
        <text:p text:style-name="P50"/>
        <text:h text:style-name="P4" text:outline-level="2"><text:bookmark-start text:name="bookmark12"/>Odkazy.<text:bookmark-end text:name="bookmark12"/></text:h>
        <text:h text:style-name="P4" text:outline-level="4"/>
        <text:h text:style-name="P51" text:outline-level="4"><text:bookmark-start text:name="bookmark13"/>1.<text:bookmark-end text:name="bookmark13"/></text:h>
        <text:p text:style-name="P12">Zahučala hora,</text:p>
        <text:p text:style-name="P59">ešte posiaľ hučí:</text:p>
        <text:p text:style-name="P59"><text:soft-page-break/>kto nevedel vzdychať,</text:p>
        <text:p text:style-name="P59">však sa on naučí.</text:p>
        <text:h text:style-name="P4" text:outline-level="4"/>
        <text:h text:style-name="P51" text:outline-level="4"><text:bookmark-start text:name="bookmark14"/>2.<text:bookmark-end text:name="bookmark14"/></text:h>
        <text:p text:style-name="P12">Horička nehučí,</text:p>
        <text:p text:style-name="P59">jej hlasu nečujem:</text:p>
        <text:p text:style-name="P59">nemusí nik vedieť,</text:p>
        <text:p text:style-name="P59">koho ja milujem.</text:p>
        <text:h text:style-name="P4" text:outline-level="3"/>
        <text:h text:style-name="P51" text:outline-level="3"><text:bookmark-start text:name="bookmark15"/>2<text:bookmark-end text:name="bookmark15"/>.</text:h>
        <text:p text:style-name="P12">Dve jedličky v lese</text:p>
        <text:p text:style-name="P59">vedľa seba stoja:</text:p>
        <text:p text:style-name="P59">kdeže by bol?</text:p>
        <text:p text:style-name="P59">Tu som holubička moja!</text:p>
        <text:p text:style-name="P3"/>
        <text:p text:style-name="P50">4.</text:p>
        <text:p text:style-name="P12">Veje vetrík, veje,</text:p>
        <text:p text:style-name="P59">veje vetrík tichý:</text:p>
        <text:p text:style-name="P59">poznám ja už dobre</text:p>
        <text:p text:style-name="P59">šuhajove vzdychy!</text:p>
        <text:p text:style-name="P3"/>
        <text:p text:style-name="P50">5.</text:p>
        <text:p text:style-name="P12">Vychodí mesiačik</text:p>
        <text:p text:style-name="P59">zpoza našej strechy:</text:p>
        <text:p text:style-name="P59">nerob si, šuhajko,</text:p>
        <text:p text:style-name="P3">z dievčatka posmechy.</text:p>
        <text:p text:style-name="P3"/>
        <text:p text:style-name="P62">6.</text:p>
        <text:p text:style-name="P59">Vychodí mesiačik</text:p>
        <text:p text:style-name="P59"><text:soft-page-break/>zpoza kostolíka:</text:p>
        <text:p text:style-name="P59">to Tvoje vzd<text:span text:style-name="T4">y</text:span>chanie</text:p>
        <text:p text:style-name="P59">sná<text:span text:style-name="T4">ď</text:span> sa mňa netýka.</text:p>
        <text:p text:style-name="P3"/>
        <text:p text:style-name="P50">7.</text:p>
        <text:p text:style-name="P12">Zaspievalo vtáča</text:p>
        <text:p text:style-name="P59">v zelenom hájičku:</text:p>
        <text:p text:style-name="P59">na kohože myslieť,</text:p>
        <text:p text:style-name="P59">ak nie na Aničku?!</text:p>
        <text:p text:style-name="P59"/>
        <text:p text:style-name="P62">8.</text:p>
        <text:p text:style-name="P12">Povieva vetríček</text:p>
        <text:p text:style-name="P59">okolo hájička:</text:p>
        <text:p text:style-name="P59">myslím ja len, myslím</text:p>
        <text:p text:style-name="P59">na môjho Janíčka!</text:p>
        <text:h text:style-name="P4" text:outline-level="5"/>
        <text:h text:style-name="P51" text:outline-level="5"><text:bookmark-start text:name="bookmark16"/>9.<text:bookmark-end text:name="bookmark16"/></text:h>
        <text:p text:style-name="P12">Škovránok zpod hrudy</text:p>
        <text:p text:style-name="P59">letí hor do neba:</text:p>
        <text:p text:style-name="P59">na kohože myslieť,</text:p>
        <text:p text:style-name="P3">jestli nie na Teba?!</text:p>
        <text:p text:style-name="P3"/>
        <text:p text:style-name="P3">10.</text:p>
        <text:p text:style-name="P12">Studená rosička</text:p>
        <text:p text:style-name="P59">padá na trávičku:</text:p>
        <text:p text:style-name="P59">nemysli viac, šuhaj,</text:p>
        <text:p text:style-name="P59">na Tvoju Aničku.</text:p>
        <text:p text:style-name="P3"/>
        <text:p text:style-name="P50">11.</text:p>
        <text:p text:style-name="P12"><text:soft-page-break/>Studený vetríček</text:p>
        <text:p text:style-name="P59">fúka od hájička:</text:p>
        <text:p text:style-name="P59">nemysli viac, dievča,</text:p>
        <text:p text:style-name="P59">na Tvojho Janíčka.</text:p>
        <text:p text:style-name="P3"/>
        <text:p text:style-name="P62">12.</text:p>
        <text:p text:style-name="P3">Zelen<text:span text:style-name="T4">ú</text:span> trávičku</text:p>
        <text:p text:style-name="P18">drobný dáždik rosí:</text:p>
        <text:p text:style-name="P37">ja myslím na toho,</text:p>
        <text:p text:style-name="P37">kto ma v srdci nosí.</text:p>
        <text:p text:style-name="P3"/>
        <text:p text:style-name="P50">13.</text:p>
        <text:p text:style-name="P3">Poletuje motýľ</text:p>
        <text:p text:style-name="P18">s kvietočka na kvietok</text:p>
        <text:p text:style-name="P37">šuhajko, Ty hľadáš</text:p>
        <text:p text:style-name="P15">len veľký majetok.</text:p>
        <text:p text:style-name="P3"/>
        <text:p text:style-name="P3">14.</text:p>
        <text:p text:style-name="P12">Už prestal mesiačik</text:p>
        <text:p text:style-name="P59">večierkom vychodiť:</text:p>
        <text:p text:style-name="P59">ke<text:span text:style-name="T4">ď</text:span> sa ti nepáči,</text:p>
        <text:p text:style-name="P15">nemusíš k nám chodiť.</text:p>
        <text:p text:style-name="P3"/>
        <text:p text:style-name="P50">15.</text:p>
        <text:p text:style-name="P12">Bystrý potok tečie</text:p>
        <text:p text:style-name="P59">popred naše vráta:</text:p>
        <text:p text:style-name="P59">nevo<text:span text:style-name="T4">ď</text:span> si, šuhajko,</text:p>
        <text:p text:style-name="P15">k nám viac kamaráta.</text:p>
        <text:p text:style-name="P3"/>
        <text:p text:style-name="P62"><text:soft-page-break/>16.</text:p>
        <text:p text:style-name="P59">Ten vysoký Kriváň</text:p>
        <text:p text:style-name="P59">siaha až do neba:</text:p>
        <text:p text:style-name="P59">nevo<text:span text:style-name="T4">ď</text:span> k nám nikoho;</text:p>
        <text:p text:style-name="P59">ja čakám len Teba.</text:p>
        <text:p text:style-name="P3"/>
        <text:p text:style-name="P50">17.</text:p>
        <text:p text:style-name="P3">Poletuje motýľ</text:p>
        <text:p text:style-name="P18">po vŕbovom prútku:</text:p>
        <text:p text:style-name="P37">čo Ťa je, dievčatko,</text:p>
        <text:p text:style-name="P37">čo do môjho smútku?</text:p>
        <text:p text:style-name="P3"/>
        <text:p text:style-name="P50">18.</text:p>
        <text:p text:style-name="P3">Široký jarôček</text:p>
        <text:p text:style-name="P18">konča nášho dvora:</text:p>
        <text:p text:style-name="P37">prí<text:span text:style-name="T4">ď</text:span> už raz, šuhajko,</text:p>
        <text:p text:style-name="P37">zpoza toho mora!</text:p>
        <text:p text:style-name="P3"/>
        <text:p text:style-name="P50">19.</text:p>
        <text:p text:style-name="P12">Vyteká potôček</text:p>
        <text:p text:style-name="P59">z tichej dolinôčky:</text:p>
        <text:p text:style-name="P59">počkaj len, Anička,</text:p>
        <text:p text:style-name="P59">prídem o dva rôčky.</text:p>
        <text:p text:style-name="P3"/>
        <text:p text:style-name="P62">20.</text:p>
        <text:p text:style-name="P59">Dolu dolinôčkou</text:p>
        <text:p text:style-name="P59">potôček žblnkoce:</text:p>
        <text:p text:style-name="P59">ak dá Pán Boh zdravia,</text:p>
        <text:p text:style-name="P59">prídem na Vianoce.</text:p>
        <text:p text:style-name="P3"><text:soft-page-break/></text:p>
        <text:p text:style-name="P50">21.</text:p>
        <text:p text:style-name="P12">Kukulienka kuká</text:p>
        <text:p text:style-name="P59">na zelenom bučku:</text:p>
        <text:p text:style-name="P59">kto ma príde pýtať,</text:p>
        <text:p text:style-name="P59">tomu podám rúčku.</text:p>
        <text:p text:style-name="P3"/>
        <text:p text:style-name="P50">22.</text:p>
        <text:p text:style-name="P12">Kačička divoká</text:p>
        <text:p text:style-name="P59">dolu vodou pláva:</text:p>
        <text:p text:style-name="P59">kto ma chce prísť pýtať,</text:p>
        <text:p text:style-name="P59">nech sa neustáva.</text:p>
        <text:p text:style-name="P3"/>
        <text:p text:style-name="P50">23.</text:p>
        <text:p text:style-name="P3">Sletelo vtáčatko</text:p>
        <text:p text:style-name="P18">s kríčka do trávičky:</text:p>
        <text:p text:style-name="P37">či ma smieš prísť pýtať,</text:p>
        <text:p text:style-name="P37">spýtaj sa mamičky.</text:p>
        <text:p text:style-name="P3"/>
        <text:p text:style-name="P63">24.</text:p>
        <text:p text:style-name="P50">Letí orol, letí</text:p>
        <text:p text:style-name="P19">k štyrom dolinô<text:span text:style-name="T5">č</text:span>kam</text:p>
        <text:p text:style-name="P38">ešte sa nevydám,</text:p>
        <text:p text:style-name="P38">ešte trochu počkám.</text:p>
        <text:p text:style-name="P3"/>
        <text:p text:style-name="P63">25.</text:p>
        <text:p text:style-name="P60">Lieta vtáčik, lieta</text:p>
        <text:p text:style-name="P60">popod šíre nebe:</text:p>
        <text:p text:style-name="P60">komu rúčku podať?</text:p>
        <text:p text:style-name="P60"><text:soft-page-break/>Podám ju len Tebe.</text:p>
        <text:p text:style-name="P3"/>
        <text:p text:style-name="P50">26.</text:p>
        <text:p text:style-name="P13">Prespevuje vtáča</text:p>
        <text:p text:style-name="P60">v jelšinovom kroví:</text:p>
        <text:p text:style-name="P60">podám rúčku, podám</text:p>
        <text:p text:style-name="P60">môjmu šuhajkovi.</text:p>
        <text:p text:style-name="P3"/>
        <text:p text:style-name="P63">27.</text:p>
        <text:p text:style-name="P60">Preskočil šuhajko</text:p>
        <text:p text:style-name="P60">ponad bystrú vodu:</text:p>
        <text:p text:style-name="P60">tomu podám rúčku,</text:p>
        <text:p text:style-name="P60">bo je môjho rodu.</text:p>
        <text:h text:style-name="P4" text:outline-level="4"/>
        <text:h text:style-name="P51" text:outline-level="4"/>
        <text:h text:style-name="P51" text:outline-level="4"><text:bookmark-start text:name="bookmark17"/>Želania.<text:bookmark-end text:name="bookmark17"/></text:h>
        <text:h text:style-name="P4" text:outline-level="5"/>
        <text:h text:style-name="P51" text:outline-level="5"><text:span text:style-name="T5">1</text:span><text:bookmark-start text:name="bookmark18"/>.<text:bookmark-end text:name="bookmark18"/></text:h>
        <text:p text:style-name="P13">Zamrzla prieluba</text:p>
        <text:p text:style-name="P60">na našom potoku:</text:p>
        <text:p text:style-name="P60">nech Ťa Pán Boh živí</text:p>
        <text:p text:style-name="P60">v tomto novom roku!</text:p>
        <text:h text:style-name="P4" text:outline-level="5"/>
        <text:h text:style-name="P51" text:outline-level="5"><text:bookmark-start text:name="bookmark19"/>2.<text:bookmark-end text:name="bookmark19"/></text:h>
        <text:p text:style-name="P13">Nad našou dolinkou</text:p>
        <text:p text:style-name="P60">sniažik poletuje:</text:p>
        <text:p text:style-name="P60">nech rok tento sám Boh</text:p>
        <text:p text:style-name="P60">šťastím korunuje!</text:p>
        <text:h text:style-name="P4" text:outline-level="1"/>
        <text:h text:style-name="P51" text:outline-level="1"><text:bookmark-start text:name="bookmark20"/><text:soft-page-break/>3.<text:bookmark-end text:name="bookmark20"/></text:h>
        <text:p text:style-name="P3">Poletuje sniažik</text:p>
        <text:p text:style-name="P19">z pošmúrneho neba:</text:p>
        <text:p text:style-name="P38">daj nám, Pane Bože,</text:p>
        <text:p text:style-name="P38">čo nám bude treba!</text:p>
        <text:p text:style-name="P3"/>
        <text:p text:style-name="P63">4.</text:p>
        <text:p text:style-name="P60">Do našich chalúpok</text:p>
        <text:p text:style-name="P60">ostrý vietor fúka:</text:p>
        <text:p text:style-name="P60">nech nás v tomto roku</text:p>
        <text:p text:style-name="P60">chráni Božia ruka!</text:p>
        <text:p text:style-name="P3"/>
        <text:p text:style-name="P50">5.</text:p>
        <text:p text:style-name="P3">Zúri chumelica</text:p>
        <text:p text:style-name="P19">na tej našej stráni:</text:p>
        <text:p text:style-name="P38">nech nás v tomto roku</text:p>
        <text:p text:style-name="P38">sám Hospodin chráni!</text:p>
        <text:h text:style-name="P4" text:outline-level="3"/>
        <text:h text:style-name="P51" text:outline-level="3"><text:bookmark-start text:name="bookmark21"/>6.<text:bookmark-end text:name="bookmark21"/></text:h>
        <text:p text:style-name="P13">Vychodí slniečko,</text:p>
        <text:p text:style-name="P60">mizne zora rannia:</text:p>
        <text:p text:style-name="P60">daj nám v tomto roku,</text:p>
        <text:p text:style-name="P60">Bože, požehnania!</text:p>
        <text:p text:style-name="P3"/>
        <text:p text:style-name="P50">7.</text:p>
        <text:p text:style-name="P13">Zasvietilo slnko</text:p>
        <text:p text:style-name="P60">do našich oblokov:</text:p>
        <text:p text:style-name="P60">udeľ nám, ó Bože,</text:p>
        <text:p text:style-name="P60">udeľ lepších rokov!</text:p>
        <text:p text:style-name="P105"><text:soft-page-break/>8.</text:p>
        <text:p text:style-name="P13">Ponad našu strechu</text:p>
        <text:p text:style-name="P60">letí holub sivý:</text:p>
        <text:p text:style-name="P60">dnes je Tvojho mena,</text:p>
        <text:p text:style-name="P60">nech Ťa Pán Boh živí!</text:p>
        <text:p text:style-name="P98"/>
        <text:p text:style-name="P2"><text:bookmark-start text:name="bookmark22"/><text:span text:style-name="T2">9.</text:span><text:bookmark-end text:name="bookmark22"/></text:p>
        <text:p text:style-name="P13">Ponad našu strechu</text:p>
        <text:p text:style-name="P60">letí holubička:</text:p>
        <text:p text:style-name="P60">nech mi Pán Boh živí</text:p>
        <text:p text:style-name="P60">Vás, drahá mamička!</text:p>
        <text:p text:style-name="P3"/>
        <text:p text:style-name="P50">10.</text:p>
        <text:p text:style-name="P3">Krásne slnko svieti</text:p>
        <text:p text:style-name="P19">na deň Tvojho mienka:</text:p>
        <text:p text:style-name="P38">nech Ťa Pán Boh živí,</text:p>
        <text:p text:style-name="P38">drahá Anulienka!</text:p>
        <text:p text:style-name="P3"><text:bookmark-start text:name="bookmark23"/><text:bookmark-end text:name="bookmark23"/></text:p>
        <text:p text:style-name="P63">11.</text:p>
        <text:p text:style-name="P13">Stude<text:span text:style-name="T5">ný</text:span> vetríček</text:p>
        <text:p text:style-name="P60">ofúkol mi líčko:</text:p>
        <text:p text:style-name="P60">nech Ťa Pán Boh živí,</text:p>
        <text:p text:style-name="P60">môj zlatý Janíčko!</text:p>
        <text:p text:style-name="P3"/>
        <text:p text:style-name="P63">12.</text:p>
        <text:p text:style-name="P60">Po rannej rosičke</text:p>
        <text:p text:style-name="P60">ožila trávička:</text:p>
        <text:p text:style-name="P60">nech Ťa Pán Boh živí,</text:p>
        <text:p text:style-name="P60">drahá holubička!</text:p>
        <text:p text:style-name="P3"><text:soft-page-break/></text:p>
        <text:p text:style-name="P50">13.</text:p>
        <text:p text:style-name="P3">Už slniečko vyšlo,</text:p>
        <text:p text:style-name="P19">začína púť denniu:</text:p>
        <text:p text:style-name="P38">ja Ti blahoželám</text:p>
        <text:p text:style-name="P15">k Tvojmu zasnúbeniu!</text:p>
        <text:p text:style-name="P3"/>
        <text:p text:style-name="P63">14.</text:p>
        <text:p text:style-name="P60">Už je zaplateno</text:p>
        <text:p text:style-name="P60">od Tvojho sobáša:</text:p>
        <text:p text:style-name="P60">nuž nech Božia milosť</text:p>
        <text:p text:style-name="P60">nad Tebou sa vznáša!</text:p>
        <text:p text:style-name="P3"/>
        <text:p text:style-name="P50">15.</text:p>
        <text:p text:style-name="P13">Kto dostane tieto</text:p>
        <text:p text:style-name="P60">moje štyri riadky,</text:p>
        <text:p text:style-name="P60">tomu prajem šťastné</text:p>
        <text:p text:style-name="P60">a veselé sviatky.</text:p>
        <text:p text:style-name="P3"/>
        <text:p text:style-name="P50"/>
        <text:p text:style-name="P50"><text:bookmark-start text:name="bookmark24"/>Túžby.<text:bookmark-end text:name="bookmark24"/></text:p>
        <text:p text:style-name="P3"/>
        <text:p text:style-name="P50"><text:span text:style-name="T5">1</text:span>.</text:p>
        <text:p text:style-name="P3">Letí orol, letí</text:p>
        <text:p text:style-name="P19">ponad lesy, háje:</text:p>
        <text:p text:style-name="P38">i ja bych rád letieť</text:p>
        <text:p text:style-name="P38">v moje rodné kraje!</text:p>
        <text:p text:style-name="P3"/>
        <text:p text:style-name="P50">2.</text:p>
        <text:p text:style-name="P3"><text:soft-page-break/>Dujú vetry, dujú</text:p>
        <text:p text:style-name="P19">tam od sň<text:span text:style-name="T5">ažn</text:span>ých Tatier:</text:p>
        <text:p text:style-name="P38">kebych mohol čím skôr</text:p>
        <text:p text:style-name="P38">vidieť otca, mater!</text:p>
        <text:h text:style-name="P4" text:outline-level="1"/>
        <text:h text:style-name="P51" text:outline-level="1"><text:bookmark-start text:name="bookmark25"/>3.<text:bookmark-end text:name="bookmark25"/></text:h>
        <text:p text:style-name="P13">Ponad sňažné Tatry</text:p>
        <text:p text:style-name="P60">zachmúrené nebe:</text:p>
        <text:p text:style-name="P60">ó by som sa čím skôr</text:p>
        <text:p text:style-name="P60">mohol vrátiť k Tebe!</text:p>
        <text:p text:style-name="P3"/>
        <text:p text:style-name="P50"/>
        <text:p text:style-name="P50">Útechy.</text:p>
        <text:h text:style-name="P4" text:outline-level="1"/>
        <text:h text:style-name="P51" text:outline-level="1"><text:span text:style-name="T5">1</text:span><text:bookmark-start text:name="bookmark26"/>.<text:bookmark-end text:name="bookmark26"/></text:h>
        <text:p text:style-name="P13">Vychodí slniečko,</text:p>
        <text:p text:style-name="P60">rozoháňa mraky:</text:p>
        <text:p text:style-name="P60">nezhynie, kto s vierou</text:p>
        <text:p text:style-name="P60">hľadí nad oblaky!</text:p>
        <text:p text:style-name="P14"/>
        <text:p text:style-name="P64">2.</text:p>
        <text:p text:style-name="P13">Ešte jedle rastú</text:p>
        <text:p text:style-name="P60">na tej našej stráni:</text:p>
        <text:p text:style-name="P60">koho Pán Boli stvoril,</text:p>
        <text:p text:style-name="P60">toho On zachráni!</text:p>
        <text:h text:style-name="P4" text:outline-level="3"/>
        <text:h text:style-name="P51" text:outline-level="3"><text:bookmark-start text:name="bookmark27"/>3.<text:bookmark-end text:name="bookmark27"/></text:h>
        <text:p text:style-name="P13">Nič to, že sa k víchru</text:p>
        <text:p text:style-name="P60">fujavica druží:</text:p>
        <text:p text:style-name="P60"><text:soft-page-break/>čo raz Pán Boh stvoril,</text:p>
        <text:p text:style-name="P60">to On aj udrží!</text:p>
        <text:p text:style-name="P2"><text:span text:style-name="T2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Arial" svg:font-family="Arial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color="#000000" style:text-position="0% 100%" style:font-name="Courier New" fo:font-size="12pt" fo:letter-spacing="normal" fo:language="sk" fo:country="none" style:font-name-asian="Courier New" style:font-size-asian="12pt" style:language-asian="sk" style:country-asian="none" style:font-name-complex="Courier New" style:font-size-complex="12pt" style:language-complex="sk" style:country-complex="none" style:text-scale="100%"/>
    </style:default-style>
    <style:default-style style:family="paragraph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text-autospace="ideograph-alpha" style:punctuation-wrap="hanging" style:line-break="strict" style:writing-mode="page">
        <style:background-image/>
      </style:paragraph-properties>
      <style:text-properties fo:color="#000000" style:text-position="0% 100%" style:font-name="Courier New" fo:font-size="12pt" fo:letter-spacing="normal" fo:language="sk" fo:country="none" style:font-name-asian="Courier New" style:font-size-asian="12pt" style:language-asian="sk" style:country-asian="none" style:font-name-complex="Courier New" style:font-size-complex="12pt" style:language-complex="sk" style:country-complex="none" style:text-scale="100%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FontStyle" style:family="text">
      <style:text-properties fo:color="#000000" style:text-position="0% 100%" style:font-name="Courier New" fo:font-family="'Courier New'" fo:font-size="12pt" fo:letter-spacing="normal" fo:language="sk" fo:country="none" style:font-name-asian="Courier New" style:font-family-asian="'Courier New'" style:font-size-asian="12pt" style:language-asian="sk" style:country-asian="none" style:font-name-complex="Courier New" style:font-family-complex="'Courier New'" style:font-size-complex="12pt" style:language-complex="sk" style:country-complex="none" style:text-scale="100%"/>
    </style:style>
    <style:style style:name="Hyperlink" style:family="text" style:parent-style-name="DefaultFontStyle">
      <style:text-properties fo:color="#000080" style:text-underline-style="solid" style:text-underline-width="auto" style:text-underline-color="font-color"/>
    </style:style>
    <style:style style:name="Frame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style:page-number="auto"/>
      <style:text-properties fo:font-size="1pt" style:font-size-asian="1pt" style:font-size-complex="1pt"/>
    </style:style>
    <style:style style:name="MP2" style:family="paragraph" style:parent-style-name="Footer" style:master-page-name="">
      <style:paragraph-properties style:page-number="auto"/>
      <style:text-properties fo:font-size="1pt" style:font-size-asian="1pt" style:font-size-complex="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0cm"/>
      </style:header-style>
      <style:footer-style>
        <style:header-footer-properties fo:min-height="2.54cm" fo:margin-left="0cm" fo:margin-right="0cm" fo:margin-top="2.54cm"/>
      </style:footer-style>
    </style:page-layout>
  </office:automatic-styles>
  <office:master-styles>
    <style:master-page style:name="Standard" style:page-layout-name="Mpm1"/>
    <style:master-page style:name="PageStyle0" style:page-layout-name="Mpm2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initial-creator/>
    <meta:keyword/>
    <dc:date>2023-11-19T14:30:35.278000000</dc:date>
    <meta:editing-duration>PT9M57S</meta:editing-duration>
    <meta:editing-cycles>1</meta:editing-cycles>
    <meta:generator>LibreOffice/5.4.2.2$Windows_x86 LibreOffice_project/22b09f6418e8c2d508a9eaf86b2399209b0990f4</meta:generator>
    <meta:document-statistic meta:table-count="0" meta:image-count="0" meta:object-count="0" meta:page-count="24" meta:paragraph-count="524" meta:word-count="1749" meta:character-count="9804" meta:non-whitespace-character-count="8576"/>
  </office:meta>
</office:document-meta>
</file>